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aeac" officeooo:paragraph-rsid="0014aeac"/>
    </style:style>
    <style:style style:name="P2" style:family="paragraph" style:parent-style-name="Standard">
      <style:text-properties officeooo:rsid="00167cbe" officeooo:paragraph-rsid="00167cbe"/>
    </style:style>
    <style:style style:name="P3" style:family="paragraph" style:parent-style-name="Standard">
      <style:text-properties officeooo:rsid="0017b44e" officeooo:paragraph-rsid="0017b44e"/>
    </style:style>
    <style:style style:name="P4" style:family="paragraph" style:parent-style-name="Standard" style:list-style-name="L3">
      <style:text-properties officeooo:rsid="0017b44e" officeooo:paragraph-rsid="0017b44e"/>
    </style:style>
    <style:style style:name="P5" style:family="paragraph" style:parent-style-name="Standard">
      <style:text-properties style:text-underline-style="solid" style:text-underline-width="auto" style:text-underline-color="font-color" officeooo:rsid="0017b44e" officeooo:paragraph-rsid="0017b44e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40f8" officeooo:paragraph-rsid="001940f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3db3d" officeooo:paragraph-rsid="0023db3d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1940f8" officeooo:paragraph-rsid="001940f8"/>
    </style:style>
    <style:style style:name="P9" style:family="paragraph" style:parent-style-name="Standard">
      <style:text-properties style:text-underline-style="solid" style:text-underline-width="auto" style:text-underline-color="font-color" officeooo:rsid="00259377" officeooo:paragraph-rsid="00259377"/>
    </style:style>
    <style:style style:name="P10" style:family="paragraph" style:parent-style-name="Standard">
      <style:text-properties style:text-underline-style="solid" style:text-underline-width="auto" style:text-underline-color="font-color" officeooo:rsid="00167cbe" officeooo:paragraph-rsid="00167cbe"/>
    </style:style>
    <style:style style:name="P11" style:family="paragraph" style:parent-style-name="Standard">
      <style:text-properties style:text-underline-style="none" officeooo:rsid="0017b44e" officeooo:paragraph-rsid="0017b44e"/>
    </style:style>
    <style:style style:name="P12" style:family="paragraph" style:parent-style-name="Standard">
      <style:text-properties style:text-underline-style="none" fo:font-weight="normal" officeooo:rsid="00259377" officeooo:paragraph-rsid="00259377" style:font-weight-asian="normal" style:font-weight-complex="normal"/>
    </style:style>
    <style:style style:name="P13" style:family="paragraph" style:parent-style-name="Standard">
      <style:text-properties officeooo:rsid="001940f8" officeooo:paragraph-rsid="001940f8"/>
    </style:style>
    <style:style style:name="P14" style:family="paragraph" style:parent-style-name="Standard" style:list-style-name="L1">
      <style:text-properties officeooo:rsid="001940f8" officeooo:paragraph-rsid="001940f8"/>
    </style:style>
    <style:style style:name="P15" style:family="paragraph" style:parent-style-name="Standard" style:list-style-name="L2">
      <style:text-properties officeooo:rsid="001940f8" officeooo:paragraph-rsid="001940f8"/>
    </style:style>
    <style:style style:name="P16" style:family="paragraph" style:parent-style-name="Standard" style:list-style-name="L5">
      <style:text-properties officeooo:rsid="001940f8" officeooo:paragraph-rsid="001940f8"/>
    </style:style>
    <style:style style:name="P17" style:family="paragraph" style:parent-style-name="Standard">
      <style:text-properties officeooo:paragraph-rsid="001940f8"/>
    </style:style>
    <style:style style:name="P18" style:family="paragraph" style:parent-style-name="Standard" style:list-style-name="L1">
      <style:text-properties officeooo:paragraph-rsid="001940f8"/>
    </style:style>
    <style:style style:name="P19" style:family="paragraph" style:parent-style-name="Standard" style:list-style-name="L4">
      <style:text-properties officeooo:paragraph-rsid="001940f8"/>
    </style:style>
    <style:style style:name="P20" style:family="paragraph" style:parent-style-name="Standard" style:list-style-name="L3">
      <style:text-properties officeooo:rsid="00198ea1" officeooo:paragraph-rsid="00198ea1"/>
    </style:style>
    <style:style style:name="P21" style:family="paragraph" style:parent-style-name="Standard" style:list-style-name="L1">
      <style:text-properties officeooo:rsid="00198ea1" officeooo:paragraph-rsid="00198ea1" fo:background-color="#fff200"/>
    </style:style>
    <style:style style:name="P22" style:family="paragraph" style:parent-style-name="Standard">
      <style:text-properties officeooo:rsid="00259377" officeooo:paragraph-rsid="00259377" fo:background-color="#fff200"/>
    </style:style>
    <style:style style:name="P23" style:family="paragraph" style:parent-style-name="Standard">
      <style:text-properties officeooo:rsid="00260081" officeooo:paragraph-rsid="00260081" fo:background-color="#fff200"/>
    </style:style>
    <style:style style:name="P24" style:family="paragraph" style:parent-style-name="Standard" style:list-style-name="L2">
      <style:text-properties officeooo:rsid="001ba0c2" officeooo:paragraph-rsid="001ba0c2" fo:background-color="#fff200"/>
    </style:style>
    <style:style style:name="P25" style:family="paragraph" style:parent-style-name="Standard" style:list-style-name="L3">
      <style:text-properties officeooo:rsid="001e5b26" officeooo:paragraph-rsid="001e5b26"/>
    </style:style>
    <style:style style:name="P26" style:family="paragraph" style:parent-style-name="Standard" style:list-style-name="L3">
      <style:text-properties officeooo:rsid="001e5b26" officeooo:paragraph-rsid="00198ea1"/>
    </style:style>
    <style:style style:name="P27" style:family="paragraph" style:parent-style-name="Standard" style:list-style-name="L3">
      <style:text-properties officeooo:rsid="00231869" officeooo:paragraph-rsid="00231869"/>
    </style:style>
    <style:style style:name="P28" style:family="paragraph" style:parent-style-name="Standard">
      <style:text-properties officeooo:rsid="00259377" officeooo:paragraph-rsid="00259377"/>
    </style:style>
    <style:style style:name="P29" style:family="paragraph" style:parent-style-name="Standard">
      <style:text-properties officeooo:rsid="00260081" officeooo:paragraph-rsid="00260081"/>
    </style:style>
    <style:style style:name="P30" style:family="paragraph" style:parent-style-name="Standard">
      <style:text-properties officeooo:rsid="00268333" officeooo:paragraph-rsid="00268333"/>
    </style:style>
    <style:style style:name="T1" style:family="text">
      <style:text-properties officeooo:rsid="001940f8"/>
    </style:style>
    <style:style style:name="T2" style:family="text">
      <style:text-properties officeooo:rsid="001ba0c2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f3a52" fo:background-color="#fff200" loext:char-shading-value="0"/>
    </style:style>
    <style:style style:name="T5" style:family="text">
      <style:text-properties officeooo:rsid="00212c2b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23db3d"/>
    </style:style>
    <style:style style:name="T8" style:family="text">
      <style:text-properties officeooo:rsid="00268333"/>
    </style:style>
    <style:style style:name="T9" style:family="text">
      <style:text-properties officeooo:rsid="0028cdb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estions:</text:p>
      <text:p text:style-name="P3"/>
      <text:list xml:id="list3771244134" text:style-name="L3">
        <text:list-item>
          <text:p text:style-name="P4"><text:span text:style-name="T1">Ho</text:span>w best to represent/visualize findings?</text:p>
          <text:list>
            <text:list-item>
              <text:p text:style-name="P25">Shows results in tables</text:p>
            </text:list-item>
            <text:list-item>
              <text:p text:style-name="P20">What does a layer activation <text:span text:style-name="T2">visualization</text:span> show? </text:p>
            </text:list-item>
            <text:list-item>
              <text:p text:style-name="P26">Summary of methods</text:p>
            </text:list-item>
            <text:list-item>
              <text:p text:style-name="P25">Tables showing rewards or loss <text:span text:style-name="T4">(exponentially weighted average -</text:span><text:span text:style-name="T5">DRWN paper</text:span><text:span text:style-name="T4">)</text:span></text:p>
            </text:list-item>
            <text:list-item>
              <text:p text:style-name="P27"><text:span text:style-name="T4">V</text:span><text:span text:style-name="T6">isualize neural network architecture (PID imitation vs Reinforcement)</text:span></text:p>
            </text:list-item>
          </text:list>
        </text:list-item>
        <text:list-item>
          <text:p text:style-name="P4">How to structure conclusion?</text:p>
        </text:list-item>
      </text:list>
      <text:p text:style-name="P1"/>
      <text:p text:style-name="P8">Possible Titles:</text:p>
      <text:p text:style-name="P13"/>
      <text:list xml:id="list2339593014" text:style-name="L2">
        <text:list-item>
          <text:p text:style-name="P15">Method of accelerating reinforcement learning via automated imitation learning</text:p>
        </text:list-item>
        <text:list-item>
          <text:p text:style-name="P15">Feasibility of imitation learning in reinforcement learning acceleration</text:p>
        </text:list-item>
        <text:list-item>
          <text:p text:style-name="P24">Effectiveness of imitation learning as a pre-train to <text:span text:style-name="T7">reinforcement</text:span> learning</text:p>
        </text:list-item>
      </text:list>
      <text:p text:style-name="P1"/>
      <text:p text:style-name="P8">Thoughts:</text:p>
      <text:p text:style-name="P8"/>
      <text:list xml:id="list156801493" text:style-name="L1">
        <text:list-item>
          <text:p text:style-name="P18"><text:span text:style-name="T1">We can get into mode nuances of our experiments:</text:span></text:p>
          <text:p text:style-name="P18"/>
          <text:list>
            <text:list-item>
              <text:p text:style-name="P18"><text:span text:style-name="T1">Under what conditions is imitation learning effective in accelerating reinforcement learning? </text:span></text:p>
              <text:p text:style-name="P18"/>
            </text:list-item>
          </text:list>
        </text:list-item>
      </text:list>
      <text:list xml:id="list2491955301" text:style-name="L5">
        <text:list-item>
          <text:list>
            <text:list-item>
              <text:list>
                <text:list-item>
                  <text:p text:style-name="P16">Existing <text:s/>automated expert system</text:p>
                </text:list-item>
              </text:list>
            </text:list-item>
          </text:list>
        </text:list-item>
      </text:list>
      <text:p text:style-name="P17"/>
      <text:list xml:id="list183822318115332" text:continue-list="list156801493" text:style-name="L1">
        <text:list-item>
          <text:list>
            <text:list-item>
              <text:p text:style-name="P14">How can you optimize effectiveness of imitation learning to improve reinforcement learning (e.g. relative epoch count, exploration rate, learning rate)</text:p>
              <text:p text:style-name="P14"/>
            </text:list-item>
          </text:list>
        </text:list-item>
      </text:list>
      <text:list xml:id="list1717578370" text:style-name="L4">
        <text:list-item>
          <text:list>
            <text:list-item>
              <text:list>
                <text:list-item>
                  <text:p text:style-name="P19"><text:span text:style-name="T1">Explore the specific tuning parameters and why they are effective</text:span></text:p>
                </text:list-item>
              </text:list>
            </text:list-item>
          </text:list>
        </text:list-item>
      </text:list>
      <text:p text:style-name="P13"/>
      <text:list xml:id="list183821649101620" text:continue-list="list183822318115332" text:style-name="L1">
        <text:list-item>
          <text:p text:style-name="P21">Could visualizing neural network layer activation be useful?</text:p>
          <text:p text:style-name="P21"/>
          <text:list>
            <text:list-item>
              <text:p text:style-name="P21">We dont know what we might find</text:p>
            </text:list-item>
            <text:list-item>
              <text:p text:style-name="P21">It may show how much of the activation distribution network is in doing just IL vs doing just RL vs doing IL and RL together</text:p>
            </text:list-item>
          </text:list>
        </text:list-item>
      </text:list>
      <text:p text:style-name="P13"/>
      <text:p text:style-name="P7">Abstract Brainstorm:</text:p>
      <text:p text:style-name="P6"/>
      <text:p text:style-name="P12">1) High-level summary of the article</text:p>
      <text:p text:style-name="P22">2) Write the abstract at the very end</text:p>
      <text:p text:style-name="P8"/>
      <text:p text:style-name="P9">Introduction:</text:p>
      <text:p text:style-name="P13"/>
      <text:p text:style-name="P28">1) Show history of what similar or related research. Basically who has worked on this before? What did they find?</text:p>
      <text:p text:style-name="P28">2) What is the limitation or unexplored area of (1)</text:p>
      <text:p text:style-name="P28">3) What further or different perspective is being explored in this paper</text:p>
      <text:p text:style-name="P13"/>
      <text:p text:style-name="P13"/>
      <text:p text:style-name="P28"><text:soft-page-break/>Training Method:</text:p>
      <text:p text:style-name="P28"/>
      <text:p text:style-name="P28">1) The test was benchmarked using modified CartPole</text:p>
      <text:p text:style-name="P28">2) Expert player was a tuned PID control loop. This controller immediately has a high score.</text:p>
      <text:p text:style-name="P28">3) Reinforcement learning is done through DQN</text:p>
      <text:p text:style-name="P23">4) In imitation learning model is reinforced on expert controls (PID)</text:p>
      <text:p text:style-name="P29">5) In reinforcement learning model is reinforced on pole angle</text:p>
      <text:p text:style-name="P28"/>
      <text:p text:style-name="P28"/>
      <text:p text:style-name="P30">Methods of improving acceleration <text:span text:style-name="T9">(each of these is a section)</text:span></text:p>
      <text:p text:style-name="P28"><text:span text:style-name="T8">1)</text:span> <text:span text:style-name="T8">Exploraiton rate</text:span></text:p>
      <text:p text:style-name="P30">2) Learning rate</text:p>
      <text:p text:style-name="P30">3) Number of episodes</text:p>
      <text:p text:style-name="P13"/>
      <text:p text:style-name="P13"/>
      <text:p text:style-name="P13"/>
      <text:p text:style-name="P13"/>
      <text:p text:style-name="P8"/>
      <text:p text:style-name="P9">Sections:</text:p>
      <text:p text:style-name="P13"/>
      <text:p text:style-name="P1">1) Abstract</text:p>
      <text:p text:style-name="P1">2) Concept/Hypothesis</text:p>
      <text:p text:style-name="P1">3) Observation</text:p>
      <text:p text:style-name="P1">4) Results</text:p>
      <text:p text:style-name="P2">5) Conclusion</text:p>
      <text:p text:style-name="P10"/>
      <text:p text:style-name="P11">When does label smoothing help?</text:p>
      <text:p text:style-name="P5"/>
      <text:p text:style-name="P11">1) Abstract</text:p>
      <text:p text:style-name="P11">2) Introduction</text:p>
      <text:p text:style-name="P11">3) Penultimate layer representations</text:p>
      <text:p text:style-name="P11">4) Implicit model calibration</text:p>
      <text:p text:style-name="P11">5) Knowledge distillation</text:p>
      <text:p text:style-name="P11">6) Related work</text:p>
      <text:p text:style-name="P11">7) Conclusion and future work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7:13:15.511434660</meta:creation-date>
    <dc:date>2019-12-01T18:22:42.812625245</dc:date>
    <meta:editing-duration>PT18M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356" meta:character-count="2273" meta:non-whitespace-character-count="1984"/>
  </office:meta>
</office:document-meta>
</file>